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7.99cm"/>
        </style:tab-stops>
      </style:paragraph-properties>
      <style:text-properties style:font-name="DejaVu Sans Mono" fo:font-size="16pt" officeooo:rsid="000e6099" officeooo:paragraph-rsid="000e6099" style:font-size-asian="14pt" style:font-size-complex="16pt"/>
    </style:style>
    <style:style style:name="P2" style:family="paragraph" style:parent-style-name="Standard">
      <style:paragraph-properties fo:text-align="center" style:justify-single-word="false">
        <style:tab-stops>
          <style:tab-stop style:position="7.99cm"/>
        </style:tab-stops>
      </style:paragraph-properties>
      <style:text-properties style:font-name="DejaVu Sans Mono" fo:font-size="20pt" officeooo:rsid="000e4184" officeooo:paragraph-rsid="000e4184" style:font-size-asian="20pt" style:font-size-complex="20pt"/>
    </style:style>
    <style:style style:name="P3" style:family="paragraph" style:parent-style-name="Standard">
      <style:paragraph-properties fo:text-align="start" style:justify-single-word="false">
        <style:tab-stops>
          <style:tab-stop style:position="7.99cm"/>
        </style:tab-stops>
      </style:paragraph-properties>
      <style:text-properties style:font-name="DejaVu Sans Mono" fo:font-size="20pt" officeooo:rsid="000e4184" officeooo:paragraph-rsid="000e4184" style:font-size-asian="20pt" style:font-size-complex="20pt"/>
    </style:style>
    <style:style style:name="P4" style:family="paragraph" style:parent-style-name="Standard">
      <style:paragraph-properties fo:text-align="start" style:justify-single-word="false">
        <style:tab-stops>
          <style:tab-stop style:position="7.99cm"/>
        </style:tab-stops>
      </style:paragraph-properties>
      <style:text-properties style:font-name="Courier 10 Pitch" fo:font-size="14pt" officeooo:rsid="000e6099" officeooo:paragraph-rsid="000e6099" style:font-size-asian="12.25pt" style:font-size-complex="14pt"/>
    </style:style>
    <style:style style:name="P5" style:family="paragraph" style:parent-style-name="Standard">
      <style:paragraph-properties fo:text-align="start" style:justify-single-word="false">
        <style:tab-stops>
          <style:tab-stop style:position="7.99cm"/>
        </style:tab-stops>
      </style:paragraph-properties>
      <style:text-properties style:font-name="Courier 10 Pitch" fo:font-size="14pt" officeooo:rsid="000f1bdc" officeooo:paragraph-rsid="000f1bdc" style:font-size-asian="12.25pt" style:font-size-complex="14pt"/>
    </style:style>
    <style:style style:name="P6" style:family="paragraph" style:parent-style-name="Standard">
      <style:paragraph-properties fo:text-align="start" style:justify-single-word="false">
        <style:tab-stops>
          <style:tab-stop style:position="7.99cm"/>
        </style:tab-stops>
      </style:paragraph-properties>
      <style:text-properties style:font-name="Courier 10 Pitch" fo:font-size="14pt" officeooo:rsid="0011eb07" officeooo:paragraph-rsid="00129ae7" style:font-size-asian="12.25pt" style:font-size-complex="14pt"/>
    </style:style>
    <style:style style:name="P7" style:family="paragraph" style:parent-style-name="Standard">
      <style:paragraph-properties fo:text-align="start" style:justify-single-word="false">
        <style:tab-stops>
          <style:tab-stop style:position="7.99cm"/>
        </style:tab-stops>
      </style:paragraph-properties>
      <style:text-properties style:font-name="Courier 10 Pitch" fo:font-size="14pt" officeooo:rsid="001403c1" officeooo:paragraph-rsid="001403c1" style:font-size-asian="12.25pt" style:font-size-complex="14pt"/>
    </style:style>
    <style:style style:name="P8" style:family="paragraph" style:parent-style-name="Standard">
      <style:paragraph-properties fo:text-align="start" style:justify-single-word="false">
        <style:tab-stops>
          <style:tab-stop style:position="7.99cm"/>
        </style:tab-stops>
      </style:paragraph-properties>
      <style:text-properties style:font-name="Courier 10 Pitch" fo:font-size="14pt" officeooo:rsid="0015c165" officeooo:paragraph-rsid="0015c165" style:font-size-asian="12.25pt" style:font-size-complex="14pt"/>
    </style:style>
    <style:style style:name="P9" style:family="paragraph" style:parent-style-name="Standard">
      <style:paragraph-properties fo:text-align="start" style:justify-single-word="false">
        <style:tab-stops>
          <style:tab-stop style:position="7.99cm"/>
        </style:tab-stops>
      </style:paragraph-properties>
      <style:text-properties style:font-name="Courier 10 Pitch" fo:font-size="14pt" officeooo:rsid="00129ae7" officeooo:paragraph-rsid="00129ae7" style:font-size-asian="12.25pt" style:font-size-complex="14pt"/>
    </style:style>
    <style:style style:name="T1" style:family="text">
      <style:text-properties style:text-position="super 58%"/>
    </style:style>
    <style:style style:name="T2" style:family="text">
      <style:text-properties officeooo:rsid="000f1bdc"/>
    </style:style>
    <style:style style:name="T3" style:family="text">
      <style:text-properties officeooo:rsid="00101bc5"/>
    </style:style>
    <style:style style:name="T4" style:family="text">
      <style:text-properties officeooo:rsid="0011eb07"/>
    </style:style>
    <style:style style:name="T5" style:family="text">
      <style:text-properties officeooo:rsid="00129ae7"/>
    </style:style>
    <style:style style:name="T6" style:family="text">
      <style:text-properties officeooo:rsid="0015c165"/>
    </style:style>
    <style:style style:name="T7" style:family="text">
      <style:text-properties officeooo:rsid="0016371d"/>
    </style:style>
    <style:style style:name="T8" style:family="text">
      <style:text-properties officeooo:rsid="0016eb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UTES OF MEETING – 1</text:p>
      <text:p text:style-name="P3"/>
      <text:p text:style-name="P1"/>
      <text:p text:style-name="P4">DATE : 10<text:span text:style-name="T1">th</text:span> August 2016</text:p>
      <text:p text:style-name="P4"/>
      <text:p text:style-name="P4">VENUE : Guest House Canteen, IIIT-H</text:p>
      <text:p text:style-name="P4"/>
      <text:p text:style-name="P4">ATTENDEES : Shubham Rathi(Client/Mentor), Mayank Modi(Team), Simran Singhal(Team), Prakrati Dangarh(Team).</text:p>
      <text:p text:style-name="P4"/>
      <text:p text:style-name="P4"><text:span text:style-name="T3">AGENDA</text:span> : <text:span text:style-name="T2">To have a clear idea of the requirements of the project and expectation of the client.</text:span></text:p>
      <text:p text:style-name="P5"/>
      <text:p text:style-name="P5">MEETING NOTES :</text:p>
      <text:p text:style-name="P5"/>
      <text:p text:style-name="P5">1. Opening -&gt; The meeting started with a brief acknowledgement about the project <text:span text:style-name="T4">topic and technologies used</text:span> by the client. <text:span text:style-name="T6">Sir offered us the choice of web-framework we want to work on. We settled on Django.</text:span></text:p>
      <text:p text:style-name="P5"/>
      <text:p text:style-name="P6">2. First 15 minutes -&gt; Next we went into the details of each delieverable. <text:span text:style-name="T6">He</text:span> elaborated on the content of the portal, for example : talk registration and how it should include the s<text:span text:style-name="T8">oci</text:span>al profile/tags of the speakers, public and internal login system, <text:span text:style-name="T5">etc.</text:span></text:p>
      <text:p text:style-name="P6"/>
      <text:p text:style-name="P9">3. Next 10 minutes -&gt; The client emphasised more on better UI which we lack presently for our college portals and suggested to get inspiration from some of the renowned universities. We were also offered the flexibility to choose templates of our choice and the freedom to ask them to buy one if required.</text:p>
      <text:p text:style-name="P6"/>
      <text:p text:style-name="P7">4. Modi suggested an idea of tracing “IIT-H” <text:span text:style-name="T7">which actually stands</text:span> for “IIIT-H” on the news/posts on social media and correct them which the client found quite innovative but <text:span text:style-name="T6">said</text:span> it <text:span text:style-name="T7">can be picked up later according to time</text:span>.</text:p>
      <text:p text:style-name="P7"/>
      <text:p text:style-name="P8">5. Closing -&gt; The meeting lasted for 20-25 minutes and concluded with the scheduling of next meeting with <text:soft-page-break/>Madhavi Ma’m – the head-incharge of Social Media Team and some discussion on upcoming deadl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2T03:37:19.958571894</meta:creation-date>
    <dc:date>2016-08-13T11:53:41.517389612</dc:date>
    <meta:editing-duration>PT14M17S</meta:editing-duration>
    <meta:editing-cycles>3</meta:editing-cycles>
    <meta:generator>LibreOffice/5.1.4.2$Linux_X86_64 LibreOffice_project/10m0$Build-2</meta:generator>
    <meta:document-statistic meta:table-count="0" meta:image-count="0" meta:object-count="0" meta:page-count="2" meta:paragraph-count="11" meta:word-count="251" meta:character-count="1491" meta:non-whitespace-character-count="1249"/>
  </office:meta>
</office:document-meta>
</file>